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EB6111B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80" draw:fill="solid" draw:fill-color="#000080" draw:opacity="5%" draw:textarea-horizontal-align="justify" draw:textarea-vertical-align="middle" draw:auto-grow-height="false" draw:shadow-opacity="5%"/>
    </style:style>
    <style:style style:name="gr5" style:family="graphic" style:parent-style-name="standard">
      <style:graphic-properties svg:stroke-color="#000080" draw:fill="none" draw:fill-color="#000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12pt" style:font-size-asian="12pt" style:font-size-complex="12pt"/>
    </style:style>
    <style:style style:name="T1" style:family="text">
      <style:text-properties fo:color="#000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584cm" svg:height="10.626cm" svg:x="3.286cm" svg:y="8.62cm">
          <draw:image xlink:href="Pictures/100000000000032000000258EB6111BF.png" xlink:type="simple" xlink:show="embed" xlink:actuate="onLoad">
            <text:p/>
          </draw:image>
        </draw:frame>
        <draw:frame draw:style-name="gr2" draw:text-style-name="P2" draw:layer="layout" svg:width="3.851cm" svg:height="0.747cm" svg:x="1.762cm" svg:y="6.969cm">
          <draw:text-box>
            <text:p text:style-name="P2"><text:span text:style-name="T1">Barra de Menús</text:span></text:p>
          </draw:text-box>
        </draw:frame>
        <draw:line draw:style-name="gr3" draw:text-style-name="P1" draw:layer="layout" svg:x1="4.429cm" svg:y1="7.477cm" svg:x2="6.207cm" svg:y2="8.62cm">
          <text:p/>
        </draw:line>
        <draw:frame draw:style-name="gr2" draw:text-style-name="P2" draw:layer="layout" svg:width="5.315cm" svg:height="0.747cm" svg:x="12.557cm" svg:y="7.223cm">
          <draw:text-box>
            <text:p text:style-name="P2"><text:span text:style-name="T1">Barra de herramientas</text:span></text:p>
          </draw:text-box>
        </draw:frame>
        <draw:custom-shape draw:style-name="gr4" draw:text-style-name="P1" draw:layer="layout" svg:width="9.144cm" svg:height="0.381cm" svg:x="3.286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9.779cm" svg:height="0.381cm" svg:x="3.159cm" svg:y="9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097cm" svg:y1="7.731cm" svg:x2="12.811cm" svg:y2="9.255cm">
          <text:p/>
        </draw:line>
        <draw:frame draw:style-name="gr2" draw:text-style-name="P2" draw:layer="layout" svg:width="3.91cm" svg:height="0.747cm" svg:x="5.064cm" svg:y="20.304cm">
          <draw:text-box>
            <text:p><text:span text:style-name="T1">Barra de estado</text:span></text:p>
          </draw:text-box>
        </draw:frame>
        <draw:custom-shape draw:style-name="gr5" draw:text-style-name="P1" draw:layer="layout" svg:width="15.748cm" svg:height="0.508cm" svg:x="3.159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096cm" svg:y1="20.431cm" svg:x2="7.731cm" svg:y2="19.2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C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07:08:49.052012877</meta:creation-date>
    <dc:date>2014-07-18T07:25:24.684097859</dc:date>
    <meta:editing-duration>PT43S</meta:editing-duration>
    <meta:editing-cycles>1</meta:editing-cycles>
    <meta:generator>LibreOffice/4.1.4.2$OpenBSD_X86_64 LibreOffice_project/410m0$Build-2</meta:generator>
    <meta:document-statistic meta:object-count="10"/>
  </office:meta>
</office:document-meta>
</file>